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c0ff2d" officeooo:paragraph-rsid="00c0ff2d"/>
    </style:style>
    <style:style style:name="P2" style:family="paragraph" style:parent-style-name="Heading_20_1">
      <style:text-properties officeooo:rsid="01abcda0" officeooo:paragraph-rsid="01abcda0"/>
    </style:style>
    <style:style style:name="P3" style:family="paragraph" style:parent-style-name="Text_20_body" style:list-style-name="L1">
      <style:text-properties officeooo:rsid="01086170" officeooo:paragraph-rsid="01086170"/>
    </style:style>
    <style:style style:name="P4" style:family="paragraph" style:parent-style-name="Text_20_body" style:list-style-name="L1">
      <style:text-properties officeooo:rsid="00c0ff2d" officeooo:paragraph-rsid="01b1af37"/>
    </style:style>
    <style:style style:name="P5" style:family="paragraph" style:parent-style-name="Text_20_body" style:list-style-name="L1">
      <style:text-properties officeooo:rsid="00cee952" officeooo:paragraph-rsid="00cee952"/>
    </style:style>
    <style:style style:name="P6" style:family="paragraph" style:parent-style-name="Text_20_body" style:list-style-name="L1">
      <style:text-properties officeooo:rsid="00cee952" officeooo:paragraph-rsid="00e892cd"/>
    </style:style>
    <style:style style:name="P7" style:family="paragraph" style:parent-style-name="Text_20_body" style:list-style-name="L1">
      <style:text-properties officeooo:rsid="00ea2254" officeooo:paragraph-rsid="00ea2254"/>
    </style:style>
    <style:style style:name="P8" style:family="paragraph" style:parent-style-name="Text_20_body" style:list-style-name="L1">
      <style:text-properties fo:font-weight="bold" officeooo:rsid="00d489cd" officeooo:paragraph-rsid="00d489cd" style:font-weight-asian="bold" style:font-weight-complex="bold"/>
    </style:style>
    <style:style style:name="P9" style:family="paragraph" style:parent-style-name="Text_20_body" style:list-style-name="L1">
      <style:text-properties officeooo:rsid="00d489cd" officeooo:paragraph-rsid="00d489cd"/>
    </style:style>
    <style:style style:name="P10" style:family="paragraph" style:parent-style-name="Text_20_body" style:list-style-name="L1">
      <style:text-properties officeooo:rsid="00dc0309" officeooo:paragraph-rsid="00dc0309"/>
    </style:style>
    <style:style style:name="P11" style:family="paragraph" style:parent-style-name="Text_20_body" style:list-style-name="L1">
      <style:text-properties officeooo:rsid="00f83994" officeooo:paragraph-rsid="00f83994"/>
    </style:style>
    <style:style style:name="P12" style:family="paragraph" style:parent-style-name="Text_20_body" style:list-style-name="L1">
      <style:text-properties officeooo:rsid="00fed607" officeooo:paragraph-rsid="00fed607"/>
    </style:style>
    <style:style style:name="P13" style:family="paragraph" style:parent-style-name="Text_20_body" style:list-style-name="L1">
      <style:text-properties officeooo:rsid="010ad319" officeooo:paragraph-rsid="010ad319"/>
    </style:style>
    <style:style style:name="P14" style:family="paragraph" style:parent-style-name="Text_20_body" style:list-style-name="L2">
      <style:text-properties officeooo:rsid="01fe95ef" officeooo:paragraph-rsid="01fe95ef"/>
    </style:style>
    <style:style style:name="P15" style:family="paragraph" style:parent-style-name="Text_20_body" style:list-style-name="L3">
      <style:text-properties officeooo:paragraph-rsid="0113fcff"/>
    </style:style>
    <style:style style:name="P16" style:family="paragraph" style:parent-style-name="Text_20_body" style:list-style-name="L3">
      <style:text-properties officeooo:paragraph-rsid="01794605"/>
    </style:style>
    <style:style style:name="P17" style:family="paragraph" style:parent-style-name="Text_20_body" style:list-style-name="L3">
      <style:text-properties officeooo:paragraph-rsid="0164b1dd"/>
    </style:style>
    <style:style style:name="P18" style:family="paragraph" style:parent-style-name="Text_20_body" style:list-style-name="L4">
      <style:text-properties officeooo:paragraph-rsid="01179559"/>
    </style:style>
    <style:style style:name="P19" style:family="paragraph" style:parent-style-name="Text_20_body" style:list-style-name="L4">
      <style:text-properties officeooo:paragraph-rsid="0181ec38"/>
    </style:style>
    <style:style style:name="P20" style:family="paragraph" style:parent-style-name="Text_20_body" style:list-style-name="L4">
      <style:text-properties officeooo:paragraph-rsid="011d109b"/>
    </style:style>
    <style:style style:name="P21" style:family="paragraph" style:parent-style-name="Text_20_body" style:list-style-name="L3">
      <style:text-properties officeooo:rsid="016d993d" officeooo:paragraph-rsid="016d993d"/>
    </style:style>
    <style:style style:name="P22" style:family="paragraph" style:parent-style-name="Text_20_body" style:list-style-name="L3">
      <style:text-properties officeooo:rsid="0139dbe8" officeooo:paragraph-rsid="0139dbe8"/>
    </style:style>
    <style:style style:name="P23" style:family="paragraph" style:parent-style-name="Text_20_body" style:list-style-name="L3">
      <style:text-properties officeooo:rsid="0139dbe8" officeooo:paragraph-rsid="0188593d"/>
    </style:style>
    <style:style style:name="P24" style:family="paragraph" style:parent-style-name="Text_20_body" style:list-style-name="L3">
      <style:paragraph-properties fo:text-align="justify" style:justify-single-word="false"/>
      <style:text-properties officeooo:rsid="0139dbe8" officeooo:paragraph-rsid="0188593d"/>
    </style:style>
    <style:style style:name="P25" style:family="paragraph" style:parent-style-name="Text_20_body" style:list-style-name="L3">
      <style:text-properties officeooo:rsid="0148859d" officeooo:paragraph-rsid="0148859d"/>
    </style:style>
    <style:style style:name="P26" style:family="paragraph" style:parent-style-name="Text_20_body" style:list-style-name="L3">
      <style:text-properties officeooo:rsid="014505d5" officeooo:paragraph-rsid="014505d5"/>
    </style:style>
    <style:style style:name="P27" style:family="paragraph" style:parent-style-name="Text_20_body" style:list-style-name="L3">
      <style:text-properties officeooo:rsid="014505d5" officeooo:paragraph-rsid="01986c1f"/>
    </style:style>
    <style:style style:name="P28" style:family="paragraph" style:parent-style-name="Text_20_body" style:list-style-name="L3">
      <style:text-properties officeooo:rsid="0164b1dd" officeooo:paragraph-rsid="0167a002"/>
    </style:style>
    <style:style style:name="P29" style:family="paragraph" style:parent-style-name="Text_20_body" style:list-style-name="L3">
      <style:text-properties officeooo:rsid="0160d973" officeooo:paragraph-rsid="016de277"/>
    </style:style>
    <style:style style:name="P30" style:family="paragraph" style:parent-style-name="Text_20_body" style:list-style-name="L3">
      <style:text-properties officeooo:rsid="01743393" officeooo:paragraph-rsid="01743393"/>
    </style:style>
    <style:style style:name="P31" style:family="paragraph" style:parent-style-name="Text_20_body" style:list-style-name="L5">
      <style:text-properties officeooo:paragraph-rsid="0136101a"/>
    </style:style>
    <style:style style:name="P32" style:family="paragraph" style:parent-style-name="Text_20_body" style:list-style-name="L5">
      <style:text-properties officeooo:paragraph-rsid="01257777"/>
    </style:style>
    <style:style style:name="P33" style:family="paragraph" style:parent-style-name="Text_20_body" style:list-style-name="L5">
      <style:text-properties officeooo:paragraph-rsid="01290708"/>
    </style:style>
    <style:style style:name="P34" style:family="paragraph" style:parent-style-name="Text_20_body" style:list-style-name="L5">
      <style:text-properties officeooo:rsid="01396bfc" officeooo:paragraph-rsid="01396bf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14176d" style:font-weight-asian="bold" style:font-weight-complex="bold"/>
    </style:style>
    <style:style style:name="T3" style:family="text">
      <style:text-properties fo:font-weight="bold" officeooo:rsid="01179559" style:font-weight-asian="bold" style:font-weight-complex="bold"/>
    </style:style>
    <style:style style:name="T4" style:family="text">
      <style:text-properties fo:font-weight="bold" officeooo:rsid="011d109b" style:font-weight-asian="bold" style:font-weight-complex="bold"/>
    </style:style>
    <style:style style:name="T5" style:family="text">
      <style:text-properties fo:font-weight="bold" officeooo:rsid="0120d391" style:font-weight-asian="bold" style:font-weight-complex="bold"/>
    </style:style>
    <style:style style:name="T6" style:family="text">
      <style:text-properties fo:font-weight="bold" officeooo:rsid="0192b489" style:font-weight-asian="bold" style:font-weight-complex="bold"/>
    </style:style>
    <style:style style:name="T7" style:family="text">
      <style:text-properties fo:font-weight="bold" officeooo:rsid="01248cbb" style:font-weight-asian="bold" style:font-weight-complex="bold"/>
    </style:style>
    <style:style style:name="T8" style:family="text">
      <style:text-properties fo:font-weight="bold" officeooo:rsid="01257777" style:font-weight-asian="bold" style:font-weight-complex="bold"/>
    </style:style>
    <style:style style:name="T9" style:family="text">
      <style:text-properties fo:font-weight="bold" officeooo:rsid="01290708" style:font-weight-asian="bold" style:font-weight-complex="bold"/>
    </style:style>
    <style:style style:name="T10" style:family="text">
      <style:text-properties officeooo:rsid="00c57b9d"/>
    </style:style>
    <style:style style:name="T11" style:family="text">
      <style:text-properties officeooo:rsid="00c73821"/>
    </style:style>
    <style:style style:name="T12" style:family="text">
      <style:text-properties officeooo:rsid="00c928dd"/>
    </style:style>
    <style:style style:name="T13" style:family="text">
      <style:text-properties officeooo:rsid="00cc5eec"/>
    </style:style>
    <style:style style:name="T14" style:family="text">
      <style:text-properties officeooo:rsid="00cdf1a1"/>
    </style:style>
    <style:style style:name="T15" style:family="text">
      <style:text-properties officeooo:rsid="00d66a0b"/>
    </style:style>
    <style:style style:name="T16" style:family="text">
      <style:text-properties officeooo:rsid="00d94644"/>
    </style:style>
    <style:style style:name="T17" style:family="text">
      <style:text-properties officeooo:rsid="00db2d3d"/>
    </style:style>
    <style:style style:name="T18" style:family="text">
      <style:text-properties officeooo:rsid="00dd7fde"/>
    </style:style>
    <style:style style:name="T19" style:family="text">
      <style:text-properties officeooo:rsid="00e9dcbf"/>
    </style:style>
    <style:style style:name="T20" style:family="text">
      <style:text-properties officeooo:rsid="00ef2a53"/>
    </style:style>
    <style:style style:name="T21" style:family="text">
      <style:text-properties officeooo:rsid="00f0f72d"/>
    </style:style>
    <style:style style:name="T22" style:family="text">
      <style:text-properties officeooo:rsid="00f18849"/>
    </style:style>
    <style:style style:name="T23" style:family="text">
      <style:text-properties officeooo:rsid="00f23478"/>
    </style:style>
    <style:style style:name="T24" style:family="text">
      <style:text-properties officeooo:rsid="00f3a84b"/>
    </style:style>
    <style:style style:name="T25" style:family="text">
      <style:text-properties officeooo:rsid="00f54e1a"/>
    </style:style>
    <style:style style:name="T26" style:family="text">
      <style:text-properties officeooo:rsid="00f749de"/>
    </style:style>
    <style:style style:name="T27" style:family="text">
      <style:text-properties officeooo:rsid="00f98fb6"/>
    </style:style>
    <style:style style:name="T28" style:family="text">
      <style:text-properties officeooo:rsid="00fa3ddf"/>
    </style:style>
    <style:style style:name="T29" style:family="text">
      <style:text-properties officeooo:rsid="00fbf0cf"/>
    </style:style>
    <style:style style:name="T30" style:family="text">
      <style:text-properties officeooo:rsid="00fd85e1"/>
    </style:style>
    <style:style style:name="T31" style:family="text">
      <style:text-properties officeooo:rsid="00fdc463"/>
    </style:style>
    <style:style style:name="T32" style:family="text">
      <style:text-properties officeooo:rsid="010450d6"/>
    </style:style>
    <style:style style:name="T33" style:family="text">
      <style:text-properties officeooo:rsid="0105cb86"/>
    </style:style>
    <style:style style:name="T34" style:family="text">
      <style:text-properties officeooo:rsid="01179559"/>
    </style:style>
    <style:style style:name="T35" style:family="text">
      <style:text-properties officeooo:rsid="011d109b"/>
    </style:style>
    <style:style style:name="T36" style:family="text">
      <style:text-properties officeooo:rsid="01257777"/>
    </style:style>
    <style:style style:name="T37" style:family="text">
      <style:text-properties officeooo:rsid="01290708"/>
    </style:style>
    <style:style style:name="T38" style:family="text">
      <style:text-properties officeooo:rsid="01349daf"/>
    </style:style>
    <style:style style:name="T39" style:family="text">
      <style:text-properties officeooo:rsid="0136101a"/>
    </style:style>
    <style:style style:name="T40" style:family="text">
      <style:text-properties officeooo:rsid="0139dbe8"/>
    </style:style>
    <style:style style:name="T41" style:family="text">
      <style:text-properties officeooo:rsid="0139ec6c"/>
    </style:style>
    <style:style style:name="T42" style:family="text">
      <style:text-properties officeooo:rsid="0147448e"/>
    </style:style>
    <style:style style:name="T43" style:family="text">
      <style:text-properties officeooo:rsid="01582de3"/>
    </style:style>
    <style:style style:name="T44" style:family="text">
      <style:text-properties officeooo:rsid="0164b1dd"/>
    </style:style>
    <style:style style:name="T45" style:family="text">
      <style:text-properties officeooo:rsid="017832c1"/>
    </style:style>
    <style:style style:name="T46" style:family="text">
      <style:text-properties officeooo:rsid="0113fcff"/>
    </style:style>
    <style:style style:name="T47" style:family="text">
      <style:text-properties officeooo:rsid="017d1957"/>
    </style:style>
    <style:style style:name="T48" style:family="text">
      <style:text-properties officeooo:rsid="0181ec38"/>
    </style:style>
    <style:style style:name="T49" style:family="text">
      <style:text-properties officeooo:rsid="0182ae11"/>
    </style:style>
    <style:style style:name="T50" style:family="text">
      <style:text-properties officeooo:rsid="018521ad"/>
    </style:style>
    <style:style style:name="T51" style:family="text">
      <style:text-properties officeooo:rsid="018b5ebc"/>
    </style:style>
    <style:style style:name="T52" style:family="text">
      <style:text-properties officeooo:rsid="019750ae"/>
    </style:style>
    <style:style style:name="T53" style:family="text">
      <style:text-properties officeooo:rsid="01986c1f"/>
    </style:style>
    <style:style style:name="T54" style:family="text">
      <style:text-properties officeooo:rsid="01994fc8"/>
    </style:style>
    <style:style style:name="T55" style:family="text">
      <style:text-properties officeooo:rsid="01a07c6f"/>
    </style:style>
    <style:style style:name="T56" style:family="text">
      <style:text-properties officeooo:rsid="01a09575"/>
    </style:style>
    <style:style style:name="T57" style:family="text">
      <style:text-properties officeooo:rsid="01b1af37"/>
    </style:style>
    <style:style style:name="T58" style:family="text">
      <style:text-properties officeooo:rsid="01b5a605"/>
    </style:style>
    <style:style style:name="T59" style:family="text">
      <style:text-properties officeooo:rsid="01bb137f"/>
    </style:style>
    <style:style style:name="T60" style:family="text">
      <style:text-properties officeooo:rsid="01bbed7f"/>
    </style:style>
    <style:style style:name="T61" style:family="text">
      <style:text-properties officeooo:rsid="01be1b57"/>
    </style:style>
    <style:style style:name="T62" style:family="text">
      <style:text-properties officeooo:rsid="01c019a4"/>
    </style:style>
    <style:style style:name="T63" style:family="text">
      <style:text-properties officeooo:rsid="01c47ea9"/>
    </style:style>
    <style:style style:name="T64" style:family="text">
      <style:text-properties officeooo:rsid="01c8bd6c"/>
    </style:style>
    <style:style style:name="T65" style:family="text">
      <style:text-properties officeooo:rsid="01c9f1ee"/>
    </style:style>
    <style:style style:name="T66" style:family="text">
      <style:text-properties officeooo:rsid="01cb5ecb"/>
    </style:style>
    <style:style style:name="T67" style:family="text">
      <style:text-properties officeooo:rsid="01ce433d"/>
    </style:style>
    <style:style style:name="T68" style:family="text">
      <style:text-properties officeooo:rsid="01d0332d"/>
    </style:style>
    <style:style style:name="T69" style:family="text">
      <style:text-properties officeooo:rsid="01dea4d8"/>
    </style:style>
    <style:style style:name="T70" style:family="text">
      <style:text-properties officeooo:rsid="01e7958b"/>
    </style:style>
    <style:style style:name="T71" style:family="text">
      <style:text-properties officeooo:rsid="01e8ebd9"/>
    </style:style>
    <style:style style:name="T72" style:family="text">
      <style:text-properties officeooo:rsid="01ef2364"/>
    </style:style>
    <style:style style:name="T73" style:family="text">
      <style:text-properties officeooo:rsid="01f050ea"/>
    </style:style>
    <style:style style:name="T74" style:family="text">
      <style:text-properties officeooo:rsid="02060ce1"/>
    </style:style>
    <style:style style:name="T7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tatefulSets</text:h>
      <text:list text:style-name="L1">
        <text:list-item>
          <text:p text:style-name="P3">Exemplo de arquivo com objeto no <text:a xlink:type="simple" xlink:href="https://github.com/marceloSantosC/go-containers/blob/master/k8s/replica-set.yml" text:style-name="Internet_20_link" text:visited-style-name="Visited_20_Internet_20_Link">link</text:a> </text:p>
        </text:list-item>
        <text:list-item>
          <text:p text:style-name="P4">É um recurso criado para gerenciar aplicaç<text:span text:style-name="T74">ões</text:span> stateful <text:span text:style-name="T10">(</text:span>dbs, <text:span text:style-name="T13">cache </text:span><text:span text:style-name="T14">distribuído</text:span>, etc<text:span text:style-name="T10">) garantindo que </text:span><text:span text:style-name="T11">réplicas sejam </text:span><text:span text:style-name="T12">persistentes </text:span><text:span text:style-name="T57">e</text:span><text:span text:style-name="T11"> identificadas de maneira única</text:span></text:p>
        </text:list-item>
        <text:list-item>
          <text:p text:style-name="P5"><text:span text:style-name="T58">É s</text:span>imilar a um Deployment <text:span text:style-name="T62">onde</text:span> <text:span text:style-name="T59">pods são criadas a partir de uma imagem de container </text:span><text:span text:style-name="T63">e gerenciadas pelo </text:span><text:span text:style-name="T64">K8</text:span><text:span text:style-name="T65">s</text:span>, <text:span text:style-name="T60">a diferença </text:span><text:span text:style-name="T61">é que</text:span> <text:span text:style-name="T66">essas pods</text:span> não são consideradas intercambiáveis <text:span text:style-name="T67">e possuem armazenamento </text:span><text:span text:style-name="T68">persistente</text:span></text:p>
        </text:list-item>
        <text:list-item>
          <text:p text:style-name="P6"><text:span text:style-name="T1">PersistentVolumeClaim (PVC): </text:span>Recurso que permite solicitar e consumir recursos de armazenamento persistentes de maneira dinâmica por meio de abstrações </text:p>
          <text:list>
            <text:list-item>
              <text:p text:style-name="P6">É uma forma de requerer um volume de armazenamento com características específicas <text:span text:style-name="T19">(definidas em objetos)</text:span> dentro do cluster, independente da infraestrutura subjacente.</text:p>
            </text:list-item>
            <text:list-item>
              <text:p text:style-name="P7">Vai além dos volumes docker-compose, oferecendo maior flexibilidade e integração com diferentes providers de armazenamento <text:span text:style-name="T69">como cloud, discos, ssds, etc</text:span></text:p>
            </text:list-item>
          </text:list>
        </text:list-item>
        <text:list-item>
          <text:p text:style-name="P8">Características <text:span text:style-name="T20">de StatefulSets</text:span>:</text:p>
          <text:list>
            <text:list-item>
              <text:p text:style-name="P9"><text:span text:style-name="T1">Identificador único:</text:span> <text:span text:style-name="T70">Para toda pod é</text:span> atribuído um id sequencial, <text:span text:style-name="T71">seu</text:span><text:span text:style-name="T72">s</text:span><text:span text:style-name="T15"> nome</text:span><text:span text:style-name="T72">s</text:span><text:span text:style-name="T15"> </text:span><text:span text:style-name="T72">são formados</text:span><text:span text:style-name="T15"> por &lt;nome </text:span><text:span text:style-name="T73">da pod</text:span><text:span text:style-name="T15">&gt;-&lt;id sequencial&gt; <text:s/></text:span><text:span text:style-name="T16">(ex: para uma pod db com 3 réplicas seriam db-0, db-1 e db-</text:span><text:span text:style-name="T32">2</text:span><text:span text:style-name="T17">)</text:span></text:p>
            </text:list-item>
            <text:list-item>
              <text:p text:style-name="P10"><text:span text:style-name="T1">Persistência de volume</text:span>: <text:span text:style-name="T18">Cada pod pode ser associada a um </text:span><text:span text:style-name="T21">PVC </text:span><text:span text:style-name="T23">exclusivo </text:span><text:span text:style-name="T25">(</text:span><text:span text:style-name="T26">associado</text:span><text:span text:style-name="T25"> ao identificador da pod)</text:span><text:span text:style-name="T23"> </text:span><text:span text:style-name="T24">g</text:span><text:span text:style-name="T22">arantindo que dados não sejam perdidos quando a pod for recriada</text:span></text:p>
            </text:list-item>
            <text:list-item>
              <text:p text:style-name="P11"><text:span text:style-name="T1">Ordem de rollout e escalonamento: </text:span>Os pods são criados e excluídos em ordem sequencial com base no <text:span text:style-name="T27">id, de modo que o pod db-1 só </text:span><text:span text:style-name="T29">executará</text:span><text:span text:style-name="T27"> quando o pod db-0 já </text:span><text:span text:style-name="T28">es</text:span><text:span text:style-name="T27">tiver executando </text:span><text:span text:style-name="T30">(isso </text:span><text:span text:style-name="T31">também </text:span><text:span text:style-name="T30">vale para atualizações)</text:span></text:p>
            </text:list-item>
            <text:list-item>
              <text:p text:style-name="P12">O pod mantém o nome e volume após ser recriad<text:span text:style-name="T33">a</text:span></text:p>
            </text:list-item>
          </text:list>
        </text:list-item>
        <text:list-item>
          <text:p text:style-name="P13">Deployments são preferíveis, a menos que a aplicação seja stateful</text:p>
        </text:list-item>
      </text:list>
      <text:h text:style-name="Heading_20_1" text:outline-level="1">Jobs</text:h>
      <text:list text:style-name="L2">
        <text:list-item>
          <text:p text:style-name="P14">Arquivo de exemplo no <text:a xlink:type="simple" xlink:href="https://github.com/marceloSantosC/go-containers/blob/master/k8s/job.yml" text:style-name="Internet_20_link" text:visited-style-name="Visited_20_Internet_20_Link">link</text:a></text:p>
        </text:list-item>
      </text:list>
      <text:list xml:id="list3189096140" text:style-name="L3">
        <text:list-item>
          <text:p text:style-name="P15"><text:span text:style-name="T45">R</text:span><text:span text:style-name="T46">ecurso que executa uma ou mais tarefas até que sejam concluídas com sucesso. É projetado para gerenciar workloads com duração finita e um objetivo específico (como processamento batch, execução de scripts, etc.). </text:span></text:p>
        </text:list-item>
      </text:list>
      <text:h text:style-name="Heading_20_2" text:outline-level="2"><text:soft-page-break/>Características</text:h>
      <text:list xml:id="list121534481456754" text:continue-numbering="true" text:style-name="L3">
        <text:list-item>
          <text:p text:style-name="P16"><text:span text:style-name="T2">A execução ocorre até o sucesso: </text:span>Cria uma ou mais Pods que tentam executar a tarefa. Se um Pod falhar ou for excluído antes de concluir a tarefa, um novo Pod será criado para substituí-lo. </text:p>
        </text:list-item>
      </text:list>
      <text:list text:style-name="L4">
        <text:list-item>
          <text:p text:style-name="P18"><text:span text:style-name="T3">Controle de conclusões:</text:span><text:span text:style-name="T34"> </text:span>O campo <text:span text:style-name="Source_20_Text">spec.completions</text:span> define quantas vezes uma tarefa deve ser concluída com sucesso para que o Job seja considerado completo, independentemente do número de Pods necessários. </text:p>
        </text:list-item>
        <text:list-item>
          <text:p text:style-name="P19"><text:span text:style-name="T4">Retry automático:</text:span><text:span text:style-name="T35"> </text:span>Se um Pod falhar devido a erros transitórios ou falhas de <text:span text:style-name="T47">node</text:span>, o Job recria automaticamente outro Pod para tentar novamente. <text:span text:style-name="T40">A pod da job pode falhar por vários motivos como falta de memória, processo finalizado com status diferente de zero, </text:span><text:span text:style-name="T48">etc</text:span></text:p>
        </text:list-item>
        <text:list-item>
          <text:p text:style-name="P20"><text:span text:style-name="T4">Suporte a múltiplos pods em par</text:span><text:span text:style-name="T5">a</text:span><text:span text:style-name="T4">l</text:span><text:span text:style-name="T5">e</text:span><text:span text:style-name="T4">lo:</text:span><text:span text:style-name="T35"> </text:span>O campo <text:span text:style-name="Source_20_Text">spec.parallelism</text:span> define quantos Pods podem ser executados simultaneamente para concluir a tarefa. </text:p>
        </text:list-item>
      </text:list>
      <text:h text:style-name="Heading_20_2" text:outline-level="2">Funcionamento</text:h>
      <text:list xml:id="list121534305617478" text:continue-list="list121534481456754" text:style-name="L3">
        <text:list-item>
          <text:p text:style-name="P21">Quando um Job termina com status <text:span text:style-name="Source_20_Text">FAILED</text:span>, não há retry automático. O objeto Job precisa ser recriado para tentar novamente. </text:p>
        </text:list-item>
        <text:list-item>
          <text:p text:style-name="P22"><text:span text:style-name="T6">Restart Policy: </text:span><text:span text:style-name="T49">O campo spec.r</text:span><text:span text:style-name="T41">estartPolicy </text:span><text:span text:style-name="T49">define o que ocorrerá quando uma pod que está tentando executar a job falhar, </text:span><text:span text:style-name="T50">ele pode ser:</text:span></text:p>
          <text:list>
            <text:list-item>
              <text:p text:style-name="P24"><text:span text:style-name="T1">Never:</text:span> O Pod não será reiniciado</text:p>
            </text:list-item>
            <text:list-item>
              <text:p text:style-name="P23"><text:span text:style-name="T1">OnFailure:</text:span> O Pod será reiniciado em caso de falhas. <text:span text:style-name="T51">O</text:span> Job deve estar preparado para lidar com problemas decorrentes de interrupções (ex.: arquivos temporários, locks e outputs incompletos).</text:p>
            </text:list-item>
            <text:list-item>
              <text:p text:style-name="P25"><text:span text:style-name="Strong_20_Emphasis">Delay entre Retentativas</text:span>: Quando uma Pod falha, novos Pods para retry são criados com um delay exponencial crescente (10 s, 20 s, 40 s…) até o máximo de 6 minutos. </text:p>
            </text:list-item>
          </text:list>
        </text:list-item>
        <text:list-item>
          <text:p text:style-name="P26"><text:span text:style-name="Strong_20_Emphasis">Limite de Falhas</text:span>: Por padrão, um Job pode falhar 6 vezes antes de ser considerado como FAILED. Esse limite é definido por spec.backoffLimit.<text:span text:style-name="T42"> </text:span></text:p>
          <text:list>
            <text:list-item>
              <text:p text:style-name="P27"><text:span text:style-name="T52">Todas as falhas são consideradas por padrão, </text:span><text:span text:style-name="T53">mas </text:span><text:span text:style-name="T54">usando</text:span><text:span text:style-name="T43"> spec.podFailurePolicy é possível definir o que será feito quando a pod falhar com base </text:span><text:span text:style-name="T55">no</text:span><text:span text:style-name="T43"> status de saída do processo ou </text:span><text:span text:style-name="T56">no</text:span><text:span text:style-name="T43"> status de finalização da pod</text:span></text:p>
            </text:list-item>
          </text:list>
        </text:list-item>
        <text:list-item>
          <text:p text:style-name="P17"><text:span text:style-name="Strong_20_Emphasis"><text:span text:style-name="T44">Deadline para Execução</text:span></text:span><text:span text:style-name="T44">: </text:span>O campo <text:span text:style-name="Source_20_Text">spec.activeDeadlineSeconds</text:span> define um tempo máximo (em segundos) para a execução do Job desde sua criação. </text:p>
          <text:list>
            <text:list-item>
              <text:p text:style-name="P28">Se o tempo for excedido, o Job é marcado como <text:span text:style-name="Source_20_Text">FAILED</text:span> com a razão <text:span text:style-name="Source_20_Text">DeadlineExceeded</text:span>. A deadline tem precedência sobre <text:span text:style-name="Source_20_Text">backoffLimit</text:span>. Mesmo que o limite de falhas não seja alcançado, o Job falha se o deadline for atingido. </text:p>
            </text:list-item>
          </text:list>
        </text:list-item>
        <text:list-item>
          <text:p text:style-name="P29"><text:soft-page-break/>Quando um Job completa, nenhuma nova Pod é criada, mas as Pods utilizadas permanecem armazenadas para análise de logs, e o objeto Job também é mantido. </text:p>
          <text:list>
            <text:list-item>
              <text:p text:style-name="P30">Recomenda-se definir <text:span text:style-name="Source_20_Text">spec.ttlSecondsAfterFinished</text:span> para remover o Job automaticamente após um tempo, evitando armazenar dados desnecessários. </text:p>
            </text:list-item>
            <text:list-item>
              <text:p text:style-name="P30">CronJobs são removidas automaticamente com base em configurações do controller</text:p>
            </text:list-item>
          </text:list>
        </text:list-item>
      </text:list>
      <text:h text:style-name="Heading_20_2" text:outline-level="2">Tipos de jobs</text:h>
      <text:list text:style-name="L5">
        <text:list-item>
          <text:p text:style-name="P31"><text:span text:style-name="T7">Job simples: </text:span>Cria um único Pod e aguarda até que a tarefa seja concluída com sucesso. <text:span text:style-name="T38">É definido pelo kind </text:span><text:span text:style-name="T39">Job</text:span></text:p>
          <text:list>
            <text:list-item>
              <text:p text:style-name="P34">Mais de uma pod pode ser criada caso a primeira rode com erro</text:p>
            </text:list-item>
          </text:list>
        </text:list-item>
        <text:list-item>
          <text:p text:style-name="P32"><text:span text:style-name="T8">Job paralelo:</text:span><text:span text:style-name="T36"> </text:span>Cria várias Pods para executar uma tarefa simultaneamente, permitindo maior velocidade ou distribuição de carga. </text:p>
        </text:list-item>
        <text:list-item>
          <text:p text:style-name="P33"><text:span text:style-name="T9">CronJob</text:span><text:span text:style-name="T37">: </text:span>Um recurso para agendar Jobs simples ou paralelos em intervalos de tempo definidos por expressões cron. <text:span text:style-name="T38">É definido pelo kind CronJob</text:span></text:p>
        </text:list-item>
      </text:list>
      <text:h text:style-name="P2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8T21:33:13.765000000</meta:creation-date>
    <meta:editing-duration>PT2H41M6S</meta:editing-duration>
    <meta:editing-cycles>216</meta:editing-cycles>
    <meta:generator>LibreOffice/7.5.1.2$Windows_X86_64 LibreOffice_project/fcbaee479e84c6cd81291587d2ee68cba099e129</meta:generator>
    <dc:title>default</dc:title>
    <dc:date>2025-02-16T12:15:32.474000000</dc:date>
    <meta:document-statistic meta:table-count="0" meta:image-count="0" meta:object-count="0" meta:page-count="3" meta:paragraph-count="39" meta:word-count="798" meta:character-count="4882" meta:non-whitespace-character-count="4142"/>
    <meta:template xlink:type="simple" xlink:actuate="onRequest" xlink:title="default" xlink:href="../../../../../Users/PC/AppData/Roaming/LibreOffice/4/user/template/default.ott" meta:date="2024-12-08T21:33:13.577000000"/>
  </office:meta>
</office:document-meta>
</file>